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zessorientierter Projektbericht</text:p>
      <text:p text:style-name="P1"/>
      <text:p text:style-name="P2">Ersteller dieses Dokuments:<text:tab/>Moritz von Wirth<text:tab/><text:tab/><text:tab/><text:tab/><text:tab/>30.04.2018</text:p>
      <text:p text:style-name="P2"/>
      <text:p text:style-name="P2"/>
      <text:p text:style-name="P2">In der Berufsschule hatte ich mich mit meiner Gruppe beraten wie die umgesetzte Benutzeroberfläche aussehen soll.</text:p>
      <text:p text:style-name="P2"/>
      <text:p text:style-name="P2">Wir waren zu dem Entschluss gekommen das wir insgesamt 9 Templates benötigen werden. Als ich dann mit dem PaperPrototyping des Projektes begonnen habe, ist mir aufgefallen das es allerdings mehr Templates werden müssen (insgesamt 12). Im Anschluss habe ich mir den Fluss der Seiten noch einmal genauer angeschaut, dabei sind weitere Kann und Musskriterien entstanden.</text:p>
      <text:p text:style-name="P2">Der Ursprünglich Plan war wie folgt:</text:p>
      <text:p text:style-name="P2"/>
      <text:p text:style-name="P2">Der Nutzer (Admin/Lehrer/Schüler) logt sich über den Login-Screen ein.<text:line-break/>Der Admin würde nun weitergeleitet werden in sein Admintool. Dort könnte er nun Lehrer hinzufügen und alle Umfragen einsehen sowie diese bearbeiten.</text:p>
      <text:p text:style-name="P2">Die Schüler können bloß die Umfrage durchführen und kommen dann zurück in den Login-Screen.</text:p>
      <text:p text:style-name="P2">Lehrer würden nach dem Einloggen eine Listenansicht aller ihrer Umfragen erhalten. Sie könnten nun neue Umfragen erstellen oder Umfragen die noch nicht gestartet wurden bearbeiten, Umfragen schließen und/oder auch löschen. Der Status der Umfrage (laufend/abgeschlossen) würde anzeigen ob die Umfrage noch im Gange ist. Bei einer abgeschlossenen Umfrage kann ich Anschluss eine Auswertung geöffnet werden. Der Lehrer würde nun auf eine neue Seite gelangen auf denen alle Nutzer der Umfrage aufgelistet sind und könnte sich nun die ausgefüllte Umfrage der jeweiligen Schüler ansehen. Um eine gesamte Zusammenfassung der Umfrage zu erhalten könnte man auch eine komplette prozentuale Auswertung der Umfrage herunterladen als PDF um es anschließend auch zu drucken. Bei einer abgeschlossenen Umfrage kann der Lehrer im Anschluss auch entscheiden ob sie die Auswertung auch den teilgenommen Schülern zur Verfügung stellen soll.</text:p>
      <text:p text:style-name="P2">Bei der Erstellung von Umfragen kann der Lehrer der Umfrage einen Titel geben zudem kann der Lehrer entscheiden ob die Fragen die er zu seiner Umfrage hinzufügt auch dem Fragenpool für alle anderen Lehrer zur Verfügung gestellt werden soll.</text:p>
      <text:p text:style-name="P2">Es können nun auch Umfragen-Teile hinzugefügt werden, diese werden Alphanumerisch aufgezählt.</text:p>
      <text:p text:style-name="P2">Im Anschluss können dann nun Fragen selbst gestaltet werden oder es steht zur Auswahl auch Fragen aus dem Fragenpool zu benutzen.</text:p>
      <text:p text:style-name="P2">Jede Frage muss in Anschluss mit einer Antwortmöglichkeit versehen werden ob nun richtig/falsch oder zufrieden/unzufrieden oder Freitext.</text:p>
      <text:p text:style-name="P2">Nachdem alle Fragen der Umfrage erstellt wurden wird nun der Versand der Emails an die Schüler vorbereitet. Hier kann der Lehrer mithilfe eines Dropdown-Menüs einzeln die Klassen selektieren die an dieser Umfrage teilnehmen sollen. Zum Schluss wird lediglich noch das Start und das Enddatum der Umfrage festgelegt.</text:p>
      <text:p text:style-name="P2"/>
      <text:p text:style-name="P2">Beim Auswerten des PaperPrototypes sind dann folgende Änderungen in der Planung zustande gekommen:</text:p>
      <text:p text:style-name="P2"/>
      <text:p text:style-name="P2">Aufgrund der Tatsache das LDAP genutzt wird, wird die Planung eines Administrators verworfen.</text:p>
      <text:p text:style-name="P2">Beim erstellen einer Umfrage kann der Lehrer entscheiden ob die die gesamte Umfrage öffentlich sein soll, die Entscheidung kann nun nicht mehr bei jeder einzelnen Frage getroffen werden, nachdem die Umfrage einmal erstellt wurde kann sich nicht mehr als nicht öffentlich markeirt werden.</text:p>
      <text:p text:style-name="P2">Nach dem erfolgreichen Erstellen bzw. Bearbeiten einer Umfrage soll einen Flashmessage nach dem Redirect angezeigt werden ob der Erstellungs- oder Bearbeitungsprozess erfolgreich war.</text:p>
      <text:p text:style-name="P2">Eine Umfrage darf nur noch bis zu seiner Startzeit bearbeitet werden. Wenn eine Umfrage bereits <text:soft-page-break/>abgeschlossen ist wird dem Schüler eine Seite angezeigt auf der ihm gesagt wird das die Umfrage bereits abgelaufen ist.</text:p>
      <text:p text:style-name="P2">Zum versenden der Emails wird ein Cronjob benötigt.</text:p>
      <text:p text:style-name="P2">Die Schüller müssen sich nicht mehr einloggen sondern erhalten nun direkt die entsprechende URL <text:s/>für sie in der Email geliefert mit der sie direkt zur Umfrage weitergeleitet werden.</text:p>
      <text:p text:style-name="P2"/>
      <text:p text:style-name="P2">Daraus sind folgende Muss-Kriterien entstanden:</text:p>
      <text:p text:style-name="P2"/>
      <text:p text:style-name="P2">Beim erstellen der Umfrage muss entschieden werden ob die Umfrage öffentlich sein soll.</text:p>
      <text:p text:style-name="P2">Nach erfolgreichem erstellen bzw. bearbeiten einer Umfrage erscheint eine Flashmessage.</text:p>
      <text:p text:style-name="P2">Umfragen dürfen nur bis zur Startzeit bearbeitet werden.</text:p>
      <text:p text:style-name="P2">Information für die Schüler wenn die Umfrage bereits abgelaufen ist.</text:p>
      <text:p text:style-name="P2">Hinzufügen eines Cronjobs für die Versendung der Emails.</text:p>
      <text:p text:style-name="P2"/>
      <text:p text:style-name="P2">Und des weiteren folgendes Kann-Kriterium:</text:p>
      <text:p text:style-name="P2"/>
      <text:p text:style-name="P2">Die URL zur Umfrage wird den Schülern in der Email mitgelief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ritz von Wirth</meta:initial-creator>
    <meta:creation-date>2018-04-30T11:24:05.90</meta:creation-date>
    <meta:printed-by>Moritz von Wirth</meta:printed-by>
    <meta:print-date>2018-04-30T14:03:36.70</meta:print-date>
    <meta:document-statistic meta:table-count="0" meta:image-count="0" meta:object-count="0" meta:page-count="2" meta:paragraph-count="28" meta:word-count="630" meta:character-count="4369"/>
    <dc:date>2018-04-30T14:16:15.87</dc:date>
    <dc:creator>Moritz von Wirth</dc:creator>
    <meta:editing-duration>PT11M15S</meta:editing-duration>
    <meta:editing-cycles>1</meta:editing-cycles>
    <meta:generator>OpenOffice/4.1.5$Win32 OpenOffice.org_project/415m1$Build-9789</meta:generator>
  </office:meta>
</office:document-meta>
</file>